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8pt" style:text-underline-style="solid" style:text-underline-width="auto" style:text-underline-color="font-color" officeooo:rsid="000942b5" officeooo:paragraph-rsid="000942b5" fo:background-color="#ddddd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officeooo:rsid="0005ebed" officeooo:paragraph-rsid="0007d7bb" style:font-size-asian="19.25pt" style:font-size-complex="22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officeooo:rsid="0005ebed" officeooo:paragraph-rsid="00083378" style:font-size-asian="19.25pt" style:font-size-complex="2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2pt" officeooo:rsid="0005ebed" officeooo:paragraph-rsid="0005ebed" style:font-size-asian="19.25pt" style:font-size-complex="22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2pt" officeooo:rsid="0005ebed" officeooo:paragraph-rsid="0005ebed" style:font-size-asian="19.25pt" style:font-size-complex="22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2pt" officeooo:rsid="0007d7bb" officeooo:paragraph-rsid="0007d7bb" style:font-size-asian="19.25pt" style:font-size-complex="22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2pt" officeooo:rsid="0007d7bb" officeooo:paragraph-rsid="0007d7bb" style:font-size-asian="19.25pt" style:font-size-complex="22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38pt" style:text-underline-style="solid" style:text-underline-width="auto" style:text-underline-color="font-color" officeooo:rsid="000a6b6c" officeooo:paragraph-rsid="000942b5" fo:background-color="#ddddd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50pt" officeooo:rsid="0005ebed" officeooo:paragraph-rsid="0005ebe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07d7bb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083378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083378" officeooo:paragraph-rsid="00083378"/>
    </style:style>
    <style:style style:name="P13" style:family="paragraph" style:parent-style-name="Table_20_Contents">
      <style:paragraph-properties fo:text-align="center" style:justify-single-word="false"/>
      <style:text-properties officeooo:paragraph-rsid="0007d7bb"/>
    </style:style>
    <style:style style:name="P14" style:family="paragraph" style:parent-style-name="Table_20_Contents">
      <style:paragraph-properties fo:text-align="center" style:justify-single-word="false"/>
      <style:text-properties fo:font-size="22pt" officeooo:rsid="0005ebed" officeooo:paragraph-rsid="0005ebed" style:font-size-asian="19.25pt" style:font-size-complex="22pt"/>
    </style:style>
    <style:style style:name="P15" style:family="paragraph" style:parent-style-name="Table_20_Contents">
      <style:paragraph-properties fo:text-align="center" style:justify-single-word="false"/>
      <style:text-properties fo:font-size="20pt" officeooo:rsid="0007d7bb" officeooo:paragraph-rsid="0007d7bb" style:font-size-asian="19.25pt" style:font-size-complex="22pt"/>
    </style:style>
    <style:style style:name="P16" style:family="paragraph" style:parent-style-name="Table_20_Contents">
      <style:paragraph-properties fo:text-align="center" style:justify-single-word="false"/>
      <style:text-properties fo:font-size="20pt" style:font-size-asian="19.25pt" style:font-size-complex="22pt"/>
    </style:style>
    <style:style style:name="P17" style:family="paragraph">
      <style:paragraph-properties fo:text-align="center"/>
    </style:style>
    <style:style style:name="T1" style:family="text">
      <style:text-properties officeooo:rsid="0007d7bb"/>
    </style:style>
    <style:style style:name="T2" style:family="text">
      <style:text-properties fo:font-size="20pt" style:font-size-asian="19.25pt" style:font-size-complex="22pt"/>
    </style:style>
    <style:style style:name="T3" style:family="text">
      <style:text-properties fo:font-size="20pt" officeooo:rsid="0007d7bb" style:font-size-asian="19.25pt" style:font-size-complex="22pt"/>
    </style:style>
    <style:style style:name="T4" style:family="text">
      <style:text-properties fo:font-size="20pt" officeooo:rsid="00083378" style:font-size-asian="19.25pt" style:font-size-complex="22pt"/>
    </style:style>
    <style:style style:name="T5" style:family="text">
      <style:text-properties officeooo:rsid="00083378"/>
    </style:style>
    <style:style style:name="T6" style:family="text">
      <style:text-properties officeooo:rsid="000942b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LSM</text:p>
      <text:p text:style-name="P8">Variable length <text:span text:style-name="T6">sub-net</text:span> mask</text:p>
      <text:p text:style-name="P9">128 64 32 16 8 4 2 1</text:p>
      <text:p text:style-name="P9"/>
      <text:p text:style-name="P4">2^h</text:p>
      <text:p text:style-name="P4"/>
      <text:p text:style-name="P4">2^10 = 1024</text:p>
      <text:p text:style-name="P5"/>
      <text:p text:style-name="P6">NETWORK MASK</text:p>
      <text:p text:style-name="P6"/>
      <text:p text:style-name="P5">11111111.11111111.11111100.00000000</text:p>
      <text:p text:style-name="P5"/>
      <text:p text:style-name="P5">255.255.252.0</text:p>
      <text:p text:style-name="P5"/>
      <text:p text:style-name="P5"/>
      <text:p text:style-name="P7">default ips to chose from</text:p>
      <text:p text:style-name="P7">10.x.x.x</text:p>
      <text:p text:style-name="P7">172.16.x.x</text:p>
      <text:p text:style-name="P7">192.168.x.x</text:p>
      <text:p text:style-name="P7"/>
      <text:p text:style-name="P7">10.50.88.99 &gt;&gt; random ip chosen</text:p>
      <text:p text:style-name="P5"/>
      <text:p text:style-name="P2"><text:span text:style-name="T1">255.255.252.0 &gt; </text:span>11111111.11111111.11111100.00000000</text:p>
      <text:p text:style-name="P10"><text:span text:style-name="T3">10.50.88.99 <text:s text:c="3"/>&gt; <text:s/>00001010.00110010.01011000.01100011</text:span></text:p>
      <text:p text:style-name="P10"><text:span text:style-name="T3">10.50.88.0 <text:s/>&gt; <text:s text:c="2"/>00001010.00110010.01011000.00000000</text:span></text:p>
      <text:p text:style-name="P10"><text:soft-page-break/><text:span text:style-name="T3"><text:s/></text:span></text:p>
      <text:p text:style-name="P10"><text:span text:style-name="T3"/></text:p>
      <text:p text:style-name="P10"><text:span text:style-name="T3"/></text:p>
      <text:p text:style-name="P12"><text:span text:style-name="T2">to get broadcast ip</text:span></text:p>
      <text:p text:style-name="P3"><draw:line text:anchor-type="paragraph" draw:z-index="0" draw:name="Shape1" draw:style-name="gr1" draw:text-style-name="P17" svg:x1="4.2217in" svg:y1="0.0346in" svg:x2="4.2217in" svg:y2="0.7327in"><text:p/></draw:line>11111111.11111111.11111100.00000000</text:p>
      <text:p text:style-name="P3"><text:span text:style-name="T1">00001010.00110010.01011000.01100011</text:span></text:p>
      <text:p text:style-name="P11"><text:span text:style-name="T3">00001010.00110010.010110</text:span><text:span text:style-name="T4">11.11111111</text:span></text:p>
      <text:p text:style-name="P12"><text:span text:style-name="T4">1</text:span><text:span text:style-name="T2">0.50.91.255</text:span></text:p>
      <text:p text:style-name="P3"><text:span text:style-name="T2"/></text:p>
      <text:p text:style-name="P12"/>
      <text:p text:style-name="P5"/>
      <text:p text:style-name="P5"/>
      <text:p text:style-name="P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4">subnet</text:p>
          </table:table-cell>
          <table:table-cell table:style-name="Table1.A1" office:value-type="string">
            <text:p text:style-name="P14">First valid ip</text:p>
          </table:table-cell>
          <table:table-cell table:style-name="Table1.A1" office:value-type="string">
            <text:p text:style-name="P14">Last valid ip</text:p>
          </table:table-cell>
          <table:table-cell table:style-name="Table1.D1" office:value-type="string">
            <text:p text:style-name="P14">Broadcast ip</text:p>
          </table:table-cell>
        </table:table-row>
        <table:table-row>
          <table:table-cell table:style-name="Table1.A2" office:value-type="string">
            <text:p text:style-name="P15">10.50.88.0</text:p>
          </table:table-cell>
          <table:table-cell table:style-name="Table1.A2" office:value-type="string">
            <text:p text:style-name="P15">10.50.88.1</text:p>
          </table:table-cell>
          <table:table-cell table:style-name="Table1.A2" office:value-type="string">
            <text:p text:style-name="P13"><text:span text:style-name="T3">10.50.</text:span><text:span text:style-name="T4">91</text:span><text:span text:style-name="T3">.254</text:span></text:p>
          </table:table-cell>
          <table:table-cell table:style-name="Table1.D2" office:value-type="string">
            <text:p text:style-name="P13"><text:span text:style-name="T3">10.50.</text:span><text:span text:style-name="T4">91.255</text:span>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20:38:49.714744484</meta:creation-date>
    <dc:date>2021-03-03T21:26:03.397097205</dc:date>
    <meta:editing-duration>PT26M52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2" meta:paragraph-count="30" meta:word-count="64" meta:character-count="592" meta:non-whitespace-character-count="549"/>
  </office:meta>
</office:document-meta>
</file>